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22838" officeooo:paragraph-rsid="00122838"/>
    </style:style>
    <style:style style:name="P2" style:family="paragraph" style:parent-style-name="Standard">
      <style:text-properties officeooo:rsid="0013ecf1" officeooo:paragraph-rsid="0013ecf1"/>
    </style:style>
    <style:style style:name="P3" style:family="paragraph" style:parent-style-name="Standard">
      <style:text-properties officeooo:rsid="00145f6a" officeooo:paragraph-rsid="00145f6a"/>
    </style:style>
    <style:style style:name="P4" style:family="paragraph" style:parent-style-name="Standard">
      <style:text-properties officeooo:rsid="00171fb6" officeooo:paragraph-rsid="00171fb6"/>
    </style:style>
    <style:style style:name="P5" style:family="paragraph" style:parent-style-name="Standard">
      <style:text-properties officeooo:rsid="001983d9" officeooo:paragraph-rsid="001983d9"/>
    </style:style>
    <style:style style:name="P6" style:family="paragraph" style:parent-style-name="Standard">
      <style:text-properties officeooo:rsid="001a3a1b" officeooo:paragraph-rsid="001a3a1b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eut-être de la <text:span text:style-name="T1">musique :</text:span></text:p>
      <text:p text:style-name="P1"/>
      <text:p text:style-name="P1">Bataille épique : <text:a xlink:type="simple" xlink:href="https://youtu.be/mB5rsayMxrg?t=439" text:style-name="Internet_20_link" text:visited-style-name="Visited_20_Internet_20_Link">https://youtu.be/mB5rsayMxrg?t=439</text:a></text:p>
      <text:p text:style-name="P1">Bataille encore plus épique (suite précédente) : <text:a xlink:type="simple" xlink:href="https://youtu.be/mB5rsayMxrg?t=766" text:style-name="Internet_20_link" text:visited-style-name="Visited_20_Internet_20_Link">https://youtu.be/mB5rsayMxrg?t=766</text:a></text:p>
      <text:p text:style-name="P2">Post-victoire : <text:a xlink:type="simple" xlink:href="https://youtu.be/mB5rsayMxrg?t=2793" text:style-name="Internet_20_link" text:visited-style-name="Visited_20_Internet_20_Link">https://youtu.be/mB5rsayMxrg?t=2793</text:a></text:p>
      <text:p text:style-name="P2"/>
      <text:p text:style-name="P2"/>
      <text:p text:style-name="P2">Début du voyage : <text:a xlink:type="simple" xlink:href="https://youtu.be/mB5rsayMxrg?t=2597" text:style-name="Internet_20_link" text:visited-style-name="Visited_20_Internet_20_Link">https://youtu.be/mB5rsayMxrg?t=2597</text:a></text:p>
      <text:p text:style-name="P2">Périlleux voyage : <text:a xlink:type="simple" xlink:href="https://youtu.be/mB5rsayMxrg?t=2943" text:style-name="Internet_20_link" text:visited-style-name="Visited_20_Internet_20_Link">https://youtu.be/mB5rsayMxrg?t=2943</text:a></text:p>
      <text:p text:style-name="P3">Epique voyage : <text:a xlink:type="simple" xlink:href="https://youtu.be/mB5rsayMxrg?t=3066" text:style-name="Internet_20_link" text:visited-style-name="Visited_20_Internet_20_Link">https://youtu.be/mB5rsayMxrg?t=3066</text:a></text:p>
      <text:p text:style-name="P4">Courez! <text:a xlink:type="simple" xlink:href="https://youtu.be/mB5rsayMxrg?t=3569" text:style-name="Internet_20_link" text:visited-style-name="Visited_20_Internet_20_Link">https://youtu.be/mB5rsayMxrg?t=3569</text:a></text:p>
      <text:p text:style-name="P4"/>
      <text:p text:style-name="P5">Saxxy magical trip : <text:a xlink:type="simple" xlink:href="https://youtu.be/uIJGLfp5Erg" text:style-name="Internet_20_link" text:visited-style-name="Visited_20_Internet_20_Link">https://youtu.be/uIJGLfp5Erg</text:a></text:p>
      <text:p text:style-name="P6">Dark trip : <text:a xlink:type="simple" xlink:href="https://youtu.be/uIJGLfp5Erg?t=900" text:style-name="Internet_20_link" text:visited-style-name="Visited_20_Internet_20_Link">https://youtu.be/uIJGLfp5Erg?t=900</text:a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H2M33S</meta:editing-duration>
    <meta:editing-cycles>7</meta:editing-cycles>
    <meta:generator>LibreOffice/5.2.7.2$Windows_x86 LibreOffice_project/2b7f1e640c46ceb28adf43ee075a6e8b8439ed10</meta:generator>
    <dc:date>2018-12-26T18:17:53.559000000</dc:date>
    <meta:document-statistic meta:table-count="0" meta:image-count="0" meta:object-count="0" meta:page-count="1" meta:paragraph-count="10" meta:word-count="44" meta:character-count="507" meta:non-whitespace-character-count="473"/>
    <meta:user-defined meta:name="Info 1"/>
    <meta:user-defined meta:name="Info 2"/>
    <meta:user-defined meta:name="Info 3"/>
    <meta:user-defined meta:name="Info 4"/>
  </office:meta>
</office:document-meta>
</file>